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justify" fo:break-before="auto" fo:line-height="115%" style:writing-mode="lr-tb"/>
    </style:style>
    <style:style style:name="T1_1" style:family="text"/>
    <style:style style:name="T1_2" style:family="text"/>
    <style:style style:name="P2" style:family="paragraph" style:parent-style-name="Standard">
      <style:paragraph-properties fo:text-align="justify"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T2_24" style:family="text"/>
    <style:style style:name="T2_25" style:family="text"/>
    <style:style style:name="T2_26" style:family="text"/>
    <style:style style:name="T2_27" style:family="text"/>
    <style:style style:name="T2_28" style:family="text"/>
    <style:style style:name="T2_29" style:family="text"/>
    <style:style style:name="T2_30" style:family="text"/>
    <style:style style:name="T2_31" style:family="text"/>
    <style:style style:name="T2_32" style:family="text"/>
    <style:style style:name="T2_33" style:family="text"/>
    <style:style style:name="T2_34" style:family="text"/>
    <style:style style:name="T2_35" style:family="text"/>
    <style:style style:name="T2_36" style:family="text"/>
    <style:style style:name="T2_37" style:family="text"/>
    <style:style style:name="T2_38" style:family="text"/>
    <style:style style:name="T2_39" style:family="text"/>
    <style:style style:name="T2_40" style:family="text"/>
    <style:style style:name="T2_41" style:family="text"/>
    <style:style style:name="T2_42" style:family="text"/>
    <style:style style:name="T2_43" style:family="text"/>
    <style:style style:name="T2_44" style:family="text"/>
    <style:style style:name="T2_45" style:family="text"/>
    <style:style style:name="T2_46" style:family="text"/>
    <style:style style:name="T2_47" style:family="text"/>
    <style:style style:name="T2_48" style:family="text"/>
    <style:style style:name="T2_49" style:family="text"/>
    <style:style style:name="T2_50" style:family="text"/>
    <style:style style:name="T2_51" style:family="text"/>
    <style:style style:name="T2_52" style:family="text"/>
    <style:style style:name="T2_53" style:family="text"/>
    <style:style style:name="T2_54" style:family="text"/>
    <style:style style:name="T2_55" style:family="text"/>
    <style:style style:name="T2_56" style:family="text"/>
    <style:style style:name="T2_57" style:family="text"/>
    <style:style style:name="T2_58" style:family="text"/>
    <style:style style:name="T2_59" style:family="text"/>
    <style:style style:name="T2_60" style:family="text"/>
    <style:style style:name="T2_61" style:family="text"/>
    <style:style style:name="T2_62" style:family="text"/>
    <style:style style:name="T2_63" style:family="text"/>
    <style:style style:name="T2_64" style:family="text"/>
    <style:style style:name="T2_65" style:family="text"/>
    <style:style style:name="T2_66" style:family="text"/>
    <style:style style:name="T2_67" style:family="text"/>
    <style:style style:name="T2_68" style:family="text"/>
    <style:style style:name="T2_69" style:family="text"/>
    <style:style style:name="T2_70" style:family="text"/>
    <style:style style:name="T2_71" style:family="text"/>
    <style:style style:name="T2_72" style:family="text"/>
    <style:style style:name="T2_73" style:family="text"/>
    <style:style style:name="T2_74" style:family="text"/>
    <style:style style:name="T2_75" style:family="text"/>
    <style:style style:name="T2_76" style:family="text"/>
    <style:style style:name="T2_77" style:family="text"/>
    <style:style style:name="T2_78" style:family="text"/>
    <style:style style:name="T2_79" style:family="text"/>
    <style:style style:name="T2_80" style:family="text"/>
    <style:style style:name="T2_81" style:family="text"/>
    <style:style style:name="T2_82" style:family="text"/>
    <style:style style:name="T2_83" style:family="text"/>
    <style:style style:name="T2_84" style:family="text"/>
    <style:style style:name="T2_85" style:family="text"/>
    <style:style style:name="T2_86" style:family="text"/>
    <style:style style:name="T2_87" style:family="text"/>
    <style:style style:name="T2_88" style:family="text"/>
    <style:style style:name="T2_89" style:family="text"/>
    <style:style style:name="T2_90" style:family="text"/>
    <style:style style:name="T2_91" style:family="text"/>
    <style:style style:name="T2_92" style:family="text"/>
    <style:style style:name="T2_93" style:family="text"/>
    <style:style style:name="T2_94" style:family="text"/>
    <style:style style:name="T2_95" style:family="text"/>
    <style:style style:name="T2_96" style:family="text"/>
    <style:style style:name="T2_97" style:family="text"/>
    <style:style style:name="T2_98" style:family="text"/>
    <style:style style:name="T2_99" style:family="text"/>
    <style:style style:name="T2_100" style:family="text"/>
    <style:style style:name="T2_101" style:family="text"/>
    <style:style style:name="T2_102" style:family="text"/>
    <style:style style:name="T2_103" style:family="text"/>
    <style:style style:name="T2_104" style:family="text"/>
    <style:style style:name="T2_105" style:family="text"/>
    <style:style style:name="T2_106" style:family="text"/>
    <style:style style:name="T2_107" style:family="text"/>
    <style:style style:name="T2_108" style:family="text"/>
    <style:style style:name="T2_109" style:family="text"/>
    <style:style style:name="T2_110" style:family="text"/>
    <style:style style:name="T2_111" style:family="text"/>
    <style:style style:name="T2_112" style:family="text"/>
    <style:style style:name="T2_113" style:family="text"/>
    <style:style style:name="T2_114" style:family="text"/>
    <style:style style:name="T2_115" style:family="text"/>
    <style:style style:name="T2_116" style:family="text"/>
    <style:style style:name="T2_117" style:family="text"/>
    <style:style style:name="T2_118" style:family="text"/>
    <style:style style:name="T2_119" style:family="text"/>
    <style:style style:name="T2_120" style:family="text"/>
    <style:style style:name="T2_121" style:family="text"/>
    <style:style style:name="T2_122" style:family="text"/>
    <style:style style:name="T2_123" style:family="text"/>
    <style:style style:name="T2_124" style:family="text"/>
    <style:style style:name="T2_125" style:family="text"/>
    <style:style style:name="T2_126" style:family="text"/>
    <style:style style:name="T2_127" style:family="text"/>
    <style:style style:name="T2_128" style:family="text"/>
    <style:style style:name="T2_129" style:family="text"/>
    <style:style style:name="T2_130" style:family="text"/>
    <style:style style:name="T2_131" style:family="text"/>
    <style:style style:name="T2_132" style:family="text"/>
    <style:style style:name="T2_133" style:family="text"/>
    <style:style style:name="T2_134" style:family="text"/>
    <style:style style:name="T2_135" style:family="text"/>
    <style:style style:name="T2_136" style:family="text"/>
    <style:style style:name="T2_137" style:family="text"/>
    <style:style style:name="T2_138" style:family="text"/>
    <style:style style:name="T2_139" style:family="text"/>
    <style:style style:name="T2_140" style:family="text"/>
    <style:style style:name="T2_141" style:family="text"/>
    <style:style style:name="T2_142" style:family="text"/>
    <style:style style:name="T2_143" style:family="text"/>
    <style:style style:name="T2_144" style:family="text"/>
    <style:style style:name="T2_145" style:family="text"/>
    <style:style style:name="T2_146" style:family="text"/>
    <style:style style:name="T2_147" style:family="text"/>
    <style:style style:name="T2_148" style:family="text"/>
    <style:style style:name="T2_149" style:family="text"/>
    <style:style style:name="T2_150" style:family="text"/>
    <style:style style:name="T2_151" style:family="text"/>
    <style:style style:name="T2_152" style:family="text"/>
    <style:style style:name="T2_153" style:family="text"/>
    <style:style style:name="T2_154" style:family="text"/>
    <style:style style:name="T2_155" style:family="text"/>
    <style:style style:name="T2_156" style:family="text"/>
    <style:style style:name="T2_157" style:family="text"/>
    <style:style style:name="T2_158" style:family="text"/>
    <style:style style:name="T2_159" style:family="text"/>
    <style:style style:name="T2_160" style:family="text"/>
    <style:style style:name="T2_161" style:family="text"/>
    <style:style style:name="T2_162" style:family="text"/>
    <style:style style:name="T2_163" style:family="text"/>
    <style:style style:name="T2_164" style:family="text"/>
    <style:style style:name="T2_165" style:family="text"/>
    <style:style style:name="T2_166" style:family="text"/>
    <style:style style:name="T2_167" style:family="text"/>
    <style:style style:name="T2_168" style:family="text"/>
    <style:style style:name="T2_169" style:family="text"/>
    <style:style style:name="T2_170" style:family="text"/>
    <style:style style:name="T2_171" style:family="text"/>
    <style:style style:name="T2_172" style:family="text"/>
    <style:style style:name="T2_173" style:family="text"/>
    <style:style style:name="T2_174" style:family="text"/>
    <style:style style:name="T2_175" style:family="text"/>
    <style:style style:name="T2_176" style:family="text"/>
    <style:style style:name="T2_177" style:family="text"/>
    <style:style style:name="T2_178" style:family="text"/>
    <style:style style:name="T2_179" style:family="text"/>
    <style:style style:name="T2_180" style:family="text"/>
    <style:style style:name="T2_181" style:family="text"/>
    <style:style style:name="T2_182" style:family="text"/>
    <style:style style:name="T2_183" style:family="text"/>
    <style:style style:name="T2_184" style:family="text"/>
    <style:style style:name="T2_185" style:family="text"/>
    <style:style style:name="T2_186" style:family="text"/>
    <style:style style:name="T2_187" style:family="text"/>
    <style:style style:name="T2_188" style:family="text"/>
    <style:style style:name="T2_189" style:family="text"/>
    <style:style style:name="T2_190" style:family="text"/>
    <style:style style:name="T2_191" style:family="text"/>
    <style:style style:name="T2_192" style:family="text"/>
    <style:style style:name="T2_193" style:family="text"/>
    <style:style style:name="T2_194" style:family="text"/>
    <style:style style:name="T2_195" style:family="text"/>
    <style:style style:name="T2_196" style:family="text"/>
    <style:style style:name="T2_197" style:family="text"/>
    <style:style style:name="T2_198" style:family="text"/>
    <style:style style:name="T2_199" style:family="text"/>
    <style:style style:name="T2_200" style:family="text"/>
    <style:style style:name="T2_201" style:family="text"/>
    <style:style style:name="T2_202" style:family="text"/>
    <style:style style:name="T2_203" style:family="text"/>
    <style:style style:name="T2_204" style:family="text"/>
    <style:style style:name="T2_205" style:family="text"/>
    <style:style style:name="T2_206" style:family="text"/>
    <style:style style:name="T2_207" style:family="text"/>
    <style:style style:name="T2_208" style:family="text"/>
    <style:style style:name="T2_209" style:family="text"/>
    <style:style style:name="T2_210" style:family="text"/>
    <style:style style:name="T2_211" style:family="text"/>
    <style:style style:name="T2_212" style:family="text"/>
    <style:style style:name="T2_213" style:family="text"/>
    <style:style style:name="T2_214" style:family="text"/>
    <style:style style:name="T2_215" style:family="text"/>
    <style:style style:name="T2_216" style:family="text"/>
    <style:style style:name="P3" style:family="paragraph" style:parent-style-name="Standard">
      <style:paragraph-properties fo:text-align="justify" fo:break-before="auto" fo:line-height="115%" style:writing-mode="lr-tb"/>
    </style:style>
    <style:style style:name="P4" style:family="paragraph" style:parent-style-name="Standard">
      <style:paragraph-properties fo:text-align="justify" fo:break-before="auto" fo:line-height="115%" style:writing-mode="lr-tb"/>
    </style:style>
    <style:style style:name="T4_1" style:family="text"/>
    <style:style style:name="P5" style:family="paragraph" style:parent-style-name="Standard">
      <style:paragraph-properties fo:text-align="justify"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T5_97" style:family="text"/>
    <style:style style:name="T5_98" style:family="text"/>
    <style:style style:name="T5_99" style:family="text"/>
    <style:style style:name="T5_100" style:family="text"/>
    <style:style style:name="T5_101" style:family="text"/>
    <style:style style:name="T5_102" style:family="text"/>
    <style:style style:name="T5_103" style:family="text"/>
    <style:style style:name="T5_104" style:family="text"/>
    <style:style style:name="T5_105" style:family="text"/>
    <style:style style:name="T5_106" style:family="text"/>
    <style:style style:name="T5_107" style:family="text"/>
    <style:style style:name="T5_108" style:family="text"/>
    <style:style style:name="T5_109" style:family="text"/>
    <style:style style:name="T5_110" style:family="text"/>
    <style:style style:name="T5_111" style:family="text"/>
    <style:style style:name="T5_112" style:family="text"/>
    <style:style style:name="T5_113" style:family="text"/>
    <style:style style:name="T5_114" style:family="text"/>
    <style:style style:name="T5_115" style:family="text"/>
    <style:style style:name="T5_116" style:family="text"/>
    <style:style style:name="T5_117" style:family="text"/>
    <style:style style:name="T5_118" style:family="text"/>
    <style:style style:name="T5_119" style:family="text"/>
    <style:style style:name="T5_120" style:family="text"/>
    <style:style style:name="T5_121" style:family="text"/>
    <style:style style:name="T5_122" style:family="text"/>
    <style:style style:name="T5_123" style:family="text"/>
    <style:style style:name="T5_124" style:family="text"/>
    <style:style style:name="T5_125" style:family="text"/>
    <style:style style:name="T5_126" style:family="text"/>
    <style:style style:name="T5_127" style:family="text"/>
    <style:style style:name="T5_128" style:family="text"/>
    <style:style style:name="T5_129" style:family="text"/>
    <style:style style:name="T5_130" style:family="text"/>
    <style:style style:name="T5_131" style:family="text"/>
    <style:style style:name="T5_132" style:family="text"/>
    <style:style style:name="T5_133" style:family="text"/>
    <style:style style:name="T5_134" style:family="text"/>
    <style:style style:name="T5_135" style:family="text"/>
    <style:style style:name="T5_136" style:family="text"/>
    <style:style style:name="T5_137" style:family="text"/>
    <style:style style:name="T5_138" style:family="text"/>
    <style:style style:name="T5_139" style:family="text"/>
    <style:style style:name="T5_140" style:family="text"/>
    <style:style style:name="T5_141" style:family="text"/>
    <style:style style:name="T5_142" style:family="text"/>
    <style:style style:name="T5_143" style:family="text"/>
    <style:style style:name="T5_144" style:family="text"/>
    <style:style style:name="T5_145" style:family="text"/>
    <style:style style:name="T5_146" style:family="text"/>
    <style:style style:name="T5_147" style:family="text"/>
    <style:style style:name="T5_148" style:family="text"/>
    <style:style style:name="T5_149" style:family="text"/>
    <style:style style:name="T5_150" style:family="text"/>
    <style:style style:name="T5_151" style:family="text"/>
    <style:style style:name="T5_152" style:family="text"/>
    <style:style style:name="T5_153" style:family="text"/>
    <style:style style:name="T5_154" style:family="text"/>
    <style:style style:name="T5_155" style:family="text"/>
    <style:style style:name="T5_156" style:family="text"/>
    <style:style style:name="T5_157" style:family="text"/>
    <style:style style:name="T5_158" style:family="text"/>
    <style:style style:name="T5_159" style:family="text"/>
    <style:style style:name="T5_160" style:family="text"/>
    <style:style style:name="T5_161" style:family="text"/>
    <style:style style:name="T5_162" style:family="text"/>
    <style:style style:name="T5_163" style:family="text"/>
    <style:style style:name="T5_164" style:family="text"/>
    <style:style style:name="T5_165" style:family="text"/>
    <style:style style:name="T5_166" style:family="text"/>
    <style:style style:name="T5_167" style:family="text"/>
    <style:style style:name="T5_168" style:family="text"/>
    <style:style style:name="T5_169" style:family="text"/>
    <style:style style:name="T5_170" style:family="text"/>
    <style:style style:name="T5_171" style:family="text"/>
    <style:style style:name="T5_172" style:family="text"/>
    <style:style style:name="T5_173" style:family="text"/>
    <style:style style:name="T5_174" style:family="text"/>
    <style:style style:name="T5_175" style:family="text"/>
    <style:style style:name="T5_176" style:family="text"/>
    <style:style style:name="T5_177" style:family="text"/>
    <style:style style:name="T5_178" style:family="text"/>
    <style:style style:name="T5_179" style:family="text"/>
    <style:style style:name="T5_180" style:family="text"/>
    <style:style style:name="T5_181" style:family="text"/>
    <style:style style:name="T5_182" style:family="text"/>
    <style:style style:name="T5_183" style:family="text"/>
    <style:style style:name="T5_184" style:family="text"/>
    <style:style style:name="T5_185" style:family="text"/>
    <style:style style:name="T5_186" style:family="text"/>
    <style:style style:name="T5_187" style:family="text"/>
    <style:style style:name="T5_188" style:family="text"/>
    <style:style style:name="T5_189" style:family="text"/>
    <style:style style:name="T5_190" style:family="text"/>
    <style:style style:name="T5_191" style:family="text"/>
    <style:style style:name="T5_192" style:family="text"/>
    <style:style style:name="T5_193" style:family="text"/>
    <style:style style:name="T5_194" style:family="text"/>
    <style:style style:name="T5_195" style:family="text"/>
    <style:style style:name="T5_196" style:family="text"/>
    <style:style style:name="T5_197" style:family="text"/>
    <style:style style:name="T5_198" style:family="text"/>
    <style:style style:name="P6" style:family="paragraph" style:parent-style-name="Standard">
      <style:paragraph-properties fo:text-align="justify" fo:break-before="auto" fo:line-height="115%" style:writing-mode="lr-tb"/>
    </style:style>
    <style:style style:name="P7" style:family="paragraph" style:parent-style-name="Standard">
      <style:paragraph-properties fo:text-align="justify" fo:break-before="auto" fo:line-height="115%" style:writing-mode="lr-tb"/>
    </style:style>
    <style:style style:name="T7_1" style:family="text"/>
    <style:style style:name="P8" style:family="paragraph" style:parent-style-name="Standard">
      <style:paragraph-properties fo:text-align="justify"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/>
    <style:style style:name="T8_54" style:family="text"/>
    <style:style style:name="T8_55" style:family="text"/>
    <style:style style:name="T8_56" style:family="text"/>
    <style:style style:name="T8_57" style:family="text"/>
    <style:style style:name="T8_58" style:family="text"/>
    <style:style style:name="T8_59" style:family="text"/>
    <style:style style:name="T8_60" style:family="text"/>
    <style:style style:name="T8_61" style:family="text"/>
    <style:style style:name="T8_62" style:family="text"/>
    <style:style style:name="T8_63" style:family="text"/>
    <style:style style:name="T8_64" style:family="text"/>
    <style:style style:name="T8_65" style:family="text"/>
    <style:style style:name="T8_66" style:family="text"/>
    <style:style style:name="T8_67" style:family="text"/>
    <style:style style:name="T8_68" style:family="text"/>
    <style:style style:name="T8_69" style:family="text"/>
    <style:style style:name="T8_70" style:family="text"/>
    <style:style style:name="T8_71" style:family="text"/>
    <style:style style:name="T8_72" style:family="text"/>
    <style:style style:name="T8_73" style:family="text"/>
    <style:style style:name="T8_74" style:family="text"/>
    <style:style style:name="T8_75" style:family="text"/>
    <style:style style:name="T8_76" style:family="text"/>
    <style:style style:name="T8_77" style:family="text"/>
    <style:style style:name="T8_78" style:family="text"/>
    <style:style style:name="T8_79" style:family="text"/>
    <style:style style:name="T8_80" style:family="text"/>
    <style:style style:name="T8_81" style:family="text"/>
    <style:style style:name="T8_82" style:family="text"/>
    <style:style style:name="T8_83" style:family="text"/>
    <style:style style:name="T8_84" style:family="text"/>
    <style:style style:name="T8_85" style:family="text"/>
    <style:style style:name="T8_86" style:family="text"/>
    <style:style style:name="T8_87" style:family="text"/>
    <style:style style:name="T8_88" style:family="text"/>
    <style:style style:name="T8_89" style:family="text"/>
    <style:style style:name="T8_90" style:family="text"/>
    <style:style style:name="T8_91" style:family="text"/>
    <style:style style:name="T8_92" style:family="text"/>
    <style:style style:name="T8_93" style:family="text"/>
    <style:style style:name="T8_94" style:family="text"/>
    <style:style style:name="T8_95" style:family="text"/>
    <style:style style:name="T8_96" style:family="text"/>
    <style:style style:name="T8_97" style:family="text"/>
    <style:style style:name="T8_98" style:family="text"/>
    <style:style style:name="T8_99" style:family="text"/>
    <style:style style:name="T8_100" style:family="text"/>
    <style:style style:name="T8_101" style:family="text"/>
    <style:style style:name="T8_102" style:family="text"/>
    <style:style style:name="T8_103" style:family="text"/>
    <style:style style:name="T8_104" style:family="text"/>
    <style:style style:name="T8_105" style:family="text"/>
    <style:style style:name="T8_106" style:family="text"/>
    <style:style style:name="T8_107" style:family="text"/>
    <style:style style:name="T8_108" style:family="text"/>
    <style:style style:name="T8_109" style:family="text"/>
    <style:style style:name="T8_110" style:family="text"/>
    <style:style style:name="T8_111" style:family="text"/>
    <style:style style:name="T8_112" style:family="text"/>
    <style:style style:name="T8_113" style:family="text"/>
    <style:style style:name="T8_114" style:family="text"/>
    <style:style style:name="T8_115" style:family="text"/>
    <style:style style:name="T8_116" style:family="text"/>
    <style:style style:name="T8_117" style:family="text"/>
    <style:style style:name="T8_118" style:family="text"/>
    <style:style style:name="T8_119" style:family="text"/>
    <style:style style:name="T8_120" style:family="text"/>
    <style:style style:name="T8_121" style:family="text"/>
    <style:style style:name="T8_122" style:family="text"/>
    <style:style style:name="T8_123" style:family="text"/>
    <style:style style:name="T8_124" style:family="text"/>
    <style:style style:name="T8_125" style:family="text"/>
    <style:style style:name="T8_126" style:family="text"/>
    <style:style style:name="T8_127" style:family="text"/>
    <style:style style:name="T8_128" style:family="text"/>
    <style:style style:name="T8_129" style:family="text"/>
    <style:style style:name="T8_130" style:family="text"/>
    <style:style style:name="T8_131" style:family="text"/>
    <style:style style:name="T8_132" style:family="text"/>
    <style:style style:name="T8_133" style:family="text"/>
    <style:style style:name="T8_134" style:family="text"/>
    <style:style style:name="T8_135" style:family="text"/>
    <style:style style:name="T8_136" style:family="text"/>
    <style:style style:name="T8_137" style:family="text"/>
    <style:style style:name="T8_138" style:family="text"/>
    <style:style style:name="T8_139" style:family="text"/>
    <style:style style:name="T8_140" style:family="text"/>
    <style:style style:name="T8_141" style:family="text"/>
    <style:style style:name="T8_142" style:family="text"/>
    <style:style style:name="T8_143" style:family="text"/>
    <style:style style:name="T8_144" style:family="text"/>
    <style:style style:name="T8_145" style:family="text"/>
    <style:style style:name="T8_146" style:family="text"/>
    <style:style style:name="T8_147" style:family="text"/>
    <style:style style:name="T8_148" style:family="text"/>
    <style:style style:name="T8_149" style:family="text"/>
    <style:style style:name="T8_150" style:family="text"/>
    <style:style style:name="T8_151" style:family="text"/>
    <style:style style:name="T8_152" style:family="text"/>
    <style:style style:name="T8_153" style:family="text"/>
    <style:style style:name="T8_154" style:family="text"/>
    <style:style style:name="T8_155" style:family="text"/>
    <style:style style:name="T8_156" style:family="text"/>
    <style:style style:name="T8_157" style:family="text"/>
    <style:style style:name="T8_158" style:family="text"/>
    <style:style style:name="T8_159" style:family="text"/>
    <style:style style:name="T8_160" style:family="text"/>
    <style:style style:name="T8_161" style:family="text"/>
    <style:style style:name="T8_162" style:family="text"/>
    <style:style style:name="T8_163" style:family="text"/>
    <style:style style:name="T8_164" style:family="text"/>
    <style:style style:name="T8_165" style:family="text"/>
    <style:style style:name="T8_166" style:family="text"/>
    <style:style style:name="T8_167" style:family="text"/>
    <style:style style:name="T8_168" style:family="text"/>
    <style:style style:name="T8_169" style:family="text"/>
    <style:style style:name="T8_170" style:family="text"/>
    <style:style style:name="T8_171" style:family="text"/>
    <style:style style:name="T8_172" style:family="text"/>
    <style:style style:name="T8_173" style:family="text"/>
    <style:style style:name="T8_174" style:family="text"/>
    <style:style style:name="T8_175" style:family="text"/>
    <style:style style:name="T8_176" style:family="text"/>
    <style:style style:name="T8_177" style:family="text"/>
    <style:style style:name="T8_178" style:family="text"/>
    <style:style style:name="T8_179" style:family="text"/>
    <style:style style:name="T8_180" style:family="text"/>
    <style:style style:name="T8_181" style:family="text"/>
    <style:style style:name="T8_182" style:family="text"/>
    <style:style style:name="T8_183" style:family="text"/>
    <style:style style:name="T8_184" style:family="text"/>
    <style:style style:name="T8_185" style:family="text"/>
    <style:style style:name="T8_186" style:family="text"/>
    <style:style style:name="T8_187" style:family="text"/>
    <style:style style:name="T8_188" style:family="text"/>
    <style:style style:name="T8_189" style:family="text"/>
    <style:style style:name="T8_190" style:family="text"/>
    <style:style style:name="T8_191" style:family="text"/>
    <style:style style:name="T8_192" style:family="text"/>
    <style:style style:name="T8_193" style:family="text"/>
    <style:style style:name="T8_194" style:family="text"/>
    <style:style style:name="T8_195" style:family="text"/>
    <style:style style:name="T8_196" style:family="text"/>
    <style:style style:name="T8_197" style:family="text"/>
    <style:style style:name="T8_198" style:family="text"/>
    <style:style style:name="T8_199" style:family="text"/>
    <style:style style:name="T8_200" style:family="text"/>
    <style:style style:name="T8_201" style:family="text"/>
    <style:style style:name="T8_202" style:family="text"/>
    <style:style style:name="T8_203" style:family="text"/>
    <style:style style:name="T8_204" style:family="text"/>
    <style:style style:name="T8_205" style:family="text"/>
    <style:style style:name="T8_206" style:family="text"/>
    <style:style style:name="T8_207" style:family="text"/>
    <style:style style:name="T8_208" style:family="text"/>
    <style:style style:name="T8_209" style:family="text"/>
    <style:style style:name="T8_210" style:family="text"/>
    <style:style style:name="T8_211" style:family="text"/>
    <style:style style:name="T8_212" style:family="text"/>
  </office:automatic-styles>
  <office:body>
    <office:text>
      <text:p text:style-name="P1"><text:span text:style-name="T1_1">Macter</text:span><text:span text:style-name="T1_2">4</text:span></text:p>
      <text:p text:style-name="P2"><text:span text:style-name="T2_1">Ok</text:span><text:span text:style-name="T2_2">,<text:s/></text:span><text:span text:style-name="T2_3">mam</text:span><text:span text:style-name="T2_4"><text:s/></text:span><text:span text:style-name="T2_5">bardzo</text:span><text:span text:style-name="T2_6"><text:s/></text:span><text:span text:style-name="T2_7">mieszane</text:span><text:span text:style-name="T2_8"><text:s/></text:span><text:span text:style-name="T2_9">odczucia</text:span><text:span text:style-name="T2_10"><text:s/></text:span><text:span text:style-name="T2_11">co</text:span><text:span text:style-name="T2_12"><text:s/></text:span><text:span text:style-name="T2_13">do</text:span><text:span text:style-name="T2_14"><text:s/></text:span><text:span text:style-name="T2_15">tego</text:span><text:span text:style-name="T2_16"><text:s/></text:span><text:span text:style-name="T2_17">odcinka</text:span><text:span text:style-name="T2_18">.<text:s/></text:span><text:span text:style-name="T2_19">Zacznijmy</text:span><text:span text:style-name="T2_20"><text:s/></text:span><text:span text:style-name="T2_21">od</text:span><text:span text:style-name="T2_22"><text:s/></text:span><text:span text:style-name="T2_23">tego</text:span><text:span text:style-name="T2_24">,<text:s/></text:span><text:span text:style-name="T2_25">że</text:span><text:span text:style-name="T2_26"><text:s/></text:span><text:span text:style-name="T2_27">jeszcze</text:span><text:span text:style-name="T2_28"><text:s/></text:span><text:span text:style-name="T2_29">nigdy</text:span><text:span text:style-name="T2_30">,<text:s/></text:span><text:span text:style-name="T2_31">poza</text:span><text:span text:style-name="T2_32"><text:s/></text:span><text:span text:style-name="T2_33">dwuczęściowcami</text:span><text:span text:style-name="T2_34">,<text:s/></text:span><text:span text:style-name="T2_35">nie</text:span><text:span text:style-name="T2_36"><text:s/></text:span><text:span text:style-name="T2_37">mieliśmy</text:span><text:span text:style-name="T2_38"><text:s/></text:span><text:span text:style-name="T2_39">tak</text:span><text:span text:style-name="T2_40"><text:s/></text:span><text:span text:style-name="T2_41">bezpośredniego</text:span><text:span text:style-name="T2_42"><text:s/></text:span><text:span text:style-name="T2_43">powiązania</text:span><text:span text:style-name="T2_44"><text:s/></text:span><text:span text:style-name="T2_45">fabularnego</text:span><text:span text:style-name="T2_46"><text:s/></text:span><text:span text:style-name="T2_47">między</text:span><text:span text:style-name="T2_48"><text:s/></text:span><text:span text:style-name="T2_49">odcinkami</text:span><text:span text:style-name="T2_50">.<text:s/></text:span><text:span text:style-name="T2_51">Bardzo</text:span><text:span text:style-name="T2_52"><text:s/></text:span><text:span text:style-name="T2_53">fajne</text:span><text:span text:style-name="T2_54"><text:s/></text:span><text:span text:style-name="T2_55">było</text:span><text:span text:style-name="T2_56"><text:s/></text:span><text:span text:style-name="T2_57">też</text:span><text:span text:style-name="T2_58"><text:s/></text:span><text:span text:style-name="T2_59">nawiązanie</text:span><text:span text:style-name="T2_60"><text:s/></text:span><text:span text:style-name="T2_61">do</text:span><text:span text:style-name="T2_62"><text:s/></text:span><text:span text:style-name="T2_63">starych</text:span><text:span text:style-name="T2_64"><text:s/></text:span><text:span text:style-name="T2_65">filmów</text:span><text:span text:style-name="T2_66">,<text:s/></text:span><text:span text:style-name="T2_67">nie</text:span><text:span text:style-name="T2_68"><text:s/></text:span><text:span text:style-name="T2_69">tylko</text:span><text:span text:style-name="T2_70"><text:s/></text:span><text:span text:style-name="T2_71">przez</text:span><text:span text:style-name="T2_72"><text:s/></text:span><text:span text:style-name="T2_73">czarno</text:span><text:span text:style-name="T2_74">-</text:span><text:span text:style-name="T2_75">biały</text:span><text:span text:style-name="T2_76"><text:s/></text:span><text:span text:style-name="T2_77">obraz</text:span><text:span text:style-name="T2_78">,<text:s/></text:span><text:span text:style-name="T2_79">ale</text:span><text:span text:style-name="T2_80"><text:s/></text:span><text:span text:style-name="T2_81">też</text:span><text:span text:style-name="T2_82"><text:s/></text:span><text:span text:style-name="T2_83">strój</text:span><text:span text:style-name="T2_84">,<text:s/></text:span><text:span text:style-name="T2_85">monologi</text:span><text:span text:style-name="T2_86"><text:s/></text:span><text:span text:style-name="T2_87">wewnętrzne</text:span><text:span text:style-name="T2_88"><text:s/></text:span><text:span text:style-name="T2_89">i</text:span><text:span text:style-name="T2_90"><text:s/></text:span><text:span text:style-name="T2_91">genialną</text:span><text:span text:style-name="T2_92"><text:s/></text:span><text:span text:style-name="T2_93">muzykę</text:span><text:span text:style-name="T2_94">.<text:s/></text:span><text:span text:style-name="T2_95">Perfekcyjnie</text:span><text:span text:style-name="T2_96"><text:s/></text:span><text:span text:style-name="T2_97">budowała</text:span><text:span text:style-name="T2_98"><text:s/></text:span><text:span text:style-name="T2_99">ona</text:span><text:span text:style-name="T2_100"><text:s/></text:span><text:span text:style-name="T2_101">klimat</text:span><text:span text:style-name="T2_102"><text:s/></text:span><text:span text:style-name="T2_103">odcinka</text:span><text:span text:style-name="T2_104">,<text:s/></text:span><text:span text:style-name="T2_105">który</text:span><text:span text:style-name="T2_106"><text:s/></text:span><text:span text:style-name="T2_107">niestety</text:span><text:span text:style-name="T2_108"><text:s/></text:span><text:span text:style-name="T2_109">co</text:span><text:span text:style-name="T2_110"><text:s/></text:span><text:span text:style-name="T2_111">rusz</text:span><text:span text:style-name="T2_112"><text:s/></text:span><text:span text:style-name="T2_113">był</text:span><text:span text:style-name="T2_114"><text:s/></text:span><text:span text:style-name="T2_115">rujnowany</text:span><text:span text:style-name="T2_116"><text:s/></text:span><text:span text:style-name="T2_117">przez</text:span><text:span text:style-name="T2_118"><text:s/></text:span><text:span text:style-name="T2_119">fabułę</text:span><text:span text:style-name="T2_120">.<text:s/></text:span><text:span text:style-name="T2_121">Jej</text:span><text:span text:style-name="T2_122"><text:s/></text:span><text:span text:style-name="T2_123">zdecydowanie</text:span><text:span text:style-name="T2_124"><text:s/></text:span><text:span text:style-name="T2_125">bliżej</text:span><text:span text:style-name="T2_126"><text:s/></text:span><text:span text:style-name="T2_127">było</text:span><text:span text:style-name="T2_128"><text:s/></text:span><text:span text:style-name="T2_129">do</text:span><text:span text:style-name="T2_130"><text:s/></text:span><text:span text:style-name="T2_131">kiepskiej</text:span><text:span text:style-name="T2_132"><text:s/></text:span><text:span text:style-name="T2_133">podróby</text:span><text:span text:style-name="T2_134"><text:s/></text:span><text:span text:style-name="T2_135">Scooby</text:span><text:span text:style-name="T2_136"><text:s/></text:span><text:span text:style-name="T2_137">Doo</text:span><text:span text:style-name="T2_138">.<text:s/></text:span><text:span text:style-name="T2_139">Wszystkie</text:span><text:span text:style-name="T2_140"><text:s/></text:span><text:span text:style-name="T2_141">dowcipy</text:span><text:span text:style-name="T2_142"><text:s/></text:span><text:span text:style-name="T2_143">i</text:span><text:span text:style-name="T2_144"><text:s/></text:span><text:span text:style-name="T2_145">nawiązania</text:span><text:span text:style-name="T2_146"><text:s/></text:span><text:span text:style-name="T2_147">były</text:span><text:span text:style-name="T2_148"><text:s/></text:span><text:span text:style-name="T2_149">jedną</text:span><text:span text:style-name="T2_150"><text:s/></text:span><text:span text:style-name="T2_151">wielką</text:span><text:span text:style-name="T2_152"><text:s/></text:span><text:span text:style-name="T2_153">klęską</text:span><text:span text:style-name="T2_154">.<text:s/></text:span><text:span text:style-name="T2_155">Przy</text:span><text:span text:style-name="T2_156"><text:s/></text:span><text:span text:style-name="T2_157">okazji</text:span><text:span text:style-name="T2_158"><text:s/></text:span><text:span text:style-name="T2_159">w</text:span><text:span text:style-name="T2_160"><text:s/></text:span><text:span text:style-name="T2_161">odcinku</text:span><text:span text:style-name="T2_162"><text:s/></text:span><text:span text:style-name="T2_163">okazało</text:span><text:span text:style-name="T2_164"><text:s/></text:span><text:span text:style-name="T2_165">się</text:span><text:span text:style-name="T2_166">,<text:s/></text:span><text:span text:style-name="T2_167">że</text:span><text:span text:style-name="T2_168"><text:s/></text:span><text:span text:style-name="T2_169">strażnicy</text:span><text:span text:style-name="T2_170"><text:s/></text:span><text:span text:style-name="T2_171">mogą</text:span><text:span text:style-name="T2_172"><text:s/></text:span><text:span text:style-name="T2_173">mieć</text:span><text:span text:style-name="T2_174"><text:s/></text:span><text:span text:style-name="T2_175">różny</text:span><text:span text:style-name="T2_176"><text:s/></text:span><text:span text:style-name="T2_177">wygląd</text:span><text:span text:style-name="T2_178">.<text:s/></text:span><text:span text:style-name="T2_179">Tym</text:span><text:span text:style-name="T2_180"><text:s/></text:span><text:span text:style-name="T2_181">też</text:span><text:span text:style-name="T2_182"><text:s/></text:span><text:span text:style-name="T2_183">sposobem</text:span><text:span text:style-name="T2_184"><text:s/></text:span><text:span text:style-name="T2_185">parę</text:span><text:span text:style-name="T2_186"><text:s/></text:span><text:span text:style-name="T2_187">fandomowych</text:span><text:span text:style-name="T2_188"><text:s/></text:span><text:span text:style-name="T2_189">założeń</text:span><text:span text:style-name="T2_190"><text:s/></text:span><text:span text:style-name="T2_191">się</text:span><text:span text:style-name="T2_192"><text:s/></text:span><text:span text:style-name="T2_193">znów</text:span><text:span text:style-name="T2_194"><text:s/></text:span><text:span text:style-name="T2_195">posypało</text:span><text:span text:style-name="T2_196"><text:s/>(</text:span><text:span text:style-name="T2_197">tak</text:span><text:span text:style-name="T2_198">,<text:s/></text:span><text:span text:style-name="T2_199">Kredke</text:span><text:span text:style-name="T2_200">,<text:s/></text:span><text:span text:style-name="T2_201">nawiązuję</text:span><text:span text:style-name="T2_202"><text:s/></text:span><text:span text:style-name="T2_203">też</text:span><text:span text:style-name="T2_204"><text:s/></text:span><text:span text:style-name="T2_205">do</text:span><text:span text:style-name="T2_206"><text:s/></text:span><text:span text:style-name="T2_207">twojego</text:span><text:span text:style-name="T2_208"><text:s/></text:span><text:span text:style-name="T2_209">postu</text:span><text:span text:style-name="T2_210"><text:s/>„</text:span><text:span text:style-name="T2_211">W</text:span><text:span text:style-name="T2_212"><text:s/></text:span><text:span text:style-name="T2_213">lewo</text:span><text:span text:style-name="T2_214"><text:s/></text:span><text:span text:style-name="T2_215">patrz</text:span><text:span text:style-name="T2_216">!”).</text:span></text:p>
      <text:p text:style-name="P3"/>
      <text:p text:style-name="P4"><text:span text:style-name="T4_1">aTOM</text:span></text:p>
      <text:p text:style-name="P5"><text:span text:style-name="T5_1">Noir</text:span><text:span text:style-name="T5_2"><text:s/></text:span><text:span text:style-name="T5_3">w</text:span><text:span text:style-name="T5_4"><text:s/></text:span><text:span text:style-name="T5_5">MLP</text:span><text:span text:style-name="T5_6">.<text:s/></text:span><text:span text:style-name="T5_7">Kolejna</text:span><text:span text:style-name="T5_8"><text:s/></text:span><text:span text:style-name="T5_9">pozycja</text:span><text:span text:style-name="T5_10"><text:s/></text:span><text:span text:style-name="T5_11">z</text:span><text:span text:style-name="T5_12"><text:s/></text:span><text:span text:style-name="T5_13">listy</text:span><text:span text:style-name="T5_14"><text:s/>“</text:span><text:span text:style-name="T5_15">Co</text:span><text:span text:style-name="T5_16"><text:s/></text:span><text:span text:style-name="T5_17">bym</text:span><text:span text:style-name="T5_18"><text:s/></text:span><text:span text:style-name="T5_19">chciał</text:span><text:span text:style-name="T5_20">,<text:s/></text:span><text:span text:style-name="T5_21">by</text:span><text:span text:style-name="T5_22"><text:s/></text:span><text:span text:style-name="T5_23">pojawiło</text:span><text:span text:style-name="T5_24"><text:s/></text:span><text:span text:style-name="T5_25">się</text:span><text:span text:style-name="T5_26"><text:s/></text:span><text:span text:style-name="T5_27">w</text:span><text:span text:style-name="T5_28"><text:s/></text:span><text:span text:style-name="T5_29">kucach</text:span><text:span text:style-name="T5_30">”<text:s/></text:span><text:span text:style-name="T5_31">odhaczona</text:span><text:span text:style-name="T5_32"><text:s/>(</text:span><text:span text:style-name="T5_33">nie</text:span><text:span text:style-name="T5_34"><text:s/></text:span><text:span text:style-name="T5_35">liczę</text:span><text:span text:style-name="T5_36"><text:s/></text:span><text:span text:style-name="T5_37">komiksów</text:span><text:span text:style-name="T5_38">,<text:s/></text:span><text:span text:style-name="T5_39">gdzie</text:span><text:span text:style-name="T5_40"><text:s/></text:span><text:span text:style-name="T5_41">ten</text:span><text:span text:style-name="T5_42"><text:s/></text:span><text:span text:style-name="T5_43">motyw</text:span><text:span text:style-name="T5_44"><text:s/></text:span><text:span text:style-name="T5_45">też</text:span><text:span text:style-name="T5_46"><text:s/></text:span><text:span text:style-name="T5_47">już</text:span><text:span text:style-name="T5_48"><text:s/></text:span><text:span text:style-name="T5_49">się</text:span><text:span text:style-name="T5_50"><text:s/></text:span><text:span text:style-name="T5_51">pojawił</text:span><text:span text:style-name="T5_52">).<text:s/></text:span><text:span text:style-name="T5_53">Świetny</text:span><text:span text:style-name="T5_54"><text:s/></text:span><text:span text:style-name="T5_55">klimat</text:span><text:span text:style-name="T5_56">,<text:s/></text:span><text:span text:style-name="T5_57">Rarcia</text:span><text:span text:style-name="T5_58"><text:s/></text:span><text:span text:style-name="T5_59">jako</text:span><text:span text:style-name="T5_60"><text:s/></text:span><text:span text:style-name="T5_61">detektyw</text:span><text:span text:style-name="T5_62"><text:s/></text:span><text:span text:style-name="T5_63">i</text:span><text:span text:style-name="T5_64"><text:s/></text:span><text:span text:style-name="T5_65">femme</text:span><text:span text:style-name="T5_66"><text:s/></text:span><text:span text:style-name="T5_67">fatale</text:span><text:span text:style-name="T5_68"><text:s/></text:span><text:span text:style-name="T5_69">w</text:span><text:span text:style-name="T5_70"><text:s/></text:span><text:span text:style-name="T5_71">jednym</text:span><text:span text:style-name="T5_72"><text:s/></text:span><text:span text:style-name="T5_73">rządziła</text:span><text:span text:style-name="T5_74">,<text:s/></text:span><text:span text:style-name="T5_75">acz</text:span><text:span text:style-name="T5_76"><text:s/></text:span><text:span text:style-name="T5_77">rozwiązania</text:span><text:span text:style-name="T5_78"><text:s/></text:span><text:span text:style-name="T5_79">zagadki</text:span><text:span text:style-name="T5_80"><text:s/></text:span><text:span text:style-name="T5_81">można</text:span><text:span text:style-name="T5_82"><text:s/></text:span><text:span text:style-name="T5_83">było</text:span><text:span text:style-name="T5_84"><text:s/></text:span><text:span text:style-name="T5_85">się</text:span><text:span text:style-name="T5_86"><text:s/></text:span><text:span text:style-name="T5_87">dość</text:span><text:span text:style-name="T5_88"><text:s/></text:span><text:span text:style-name="T5_89">szybko</text:span><text:span text:style-name="T5_90"><text:s/></text:span><text:span text:style-name="T5_91">domyślić</text:span><text:span text:style-name="T5_92">.<text:s/></text:span><text:span text:style-name="T5_93">Plus</text:span><text:span text:style-name="T5_94"><text:s/></text:span><text:span text:style-name="T5_95">ogromny</text:span><text:span text:style-name="T5_96"><text:s/></text:span><text:span text:style-name="T5_97">za</text:span><text:span text:style-name="T5_98"><text:s/></text:span><text:span text:style-name="T5_99">nietypowy</text:span><text:span text:style-name="T5_100"><text:s/></text:span><text:span text:style-name="T5_101">duet</text:span><text:span text:style-name="T5_102">,<text:s/></text:span><text:span text:style-name="T5_103">jakim</text:span><text:span text:style-name="T5_104"><text:s/></text:span><text:span text:style-name="T5_105">są</text:span><text:span text:style-name="T5_106"><text:s/></text:span><text:span text:style-name="T5_107">właśnie</text:span><text:span text:style-name="T5_108"><text:s/></text:span><text:span text:style-name="T5_109">Rarity</text:span><text:span text:style-name="T5_110"><text:s/></text:span><text:span text:style-name="T5_111">i</text:span><text:span text:style-name="T5_112"><text:s/></text:span><text:span text:style-name="T5_113">Rainbow</text:span><text:span text:style-name="T5_114">.<text:s/></text:span><text:span text:style-name="T5_115">Właściwie</text:span><text:span text:style-name="T5_116"><text:s/></text:span><text:span text:style-name="T5_117">to</text:span><text:span text:style-name="T5_118"><text:s/></text:span><text:span text:style-name="T5_119">jedyny</text:span><text:span text:style-name="T5_120"><text:s/></text:span><text:span text:style-name="T5_121">mój</text:span><text:span text:style-name="T5_122"><text:s/></text:span><text:span text:style-name="T5_123">zarzut</text:span><text:span text:style-name="T5_124"><text:s/></text:span><text:span text:style-name="T5_125">jest</text:span><text:span text:style-name="T5_126"><text:s/></text:span><text:span text:style-name="T5_127">taki</text:span><text:span text:style-name="T5_128">,<text:s/></text:span><text:span text:style-name="T5_129">że</text:span><text:span text:style-name="T5_130"><text:s/></text:span><text:span text:style-name="T5_131">sama</text:span><text:span text:style-name="T5_132"><text:s/></text:span><text:span text:style-name="T5_133">koncepcja</text:span><text:span text:style-name="T5_134"><text:s/></text:span><text:span text:style-name="T5_135">Rarity</text:span><text:span text:style-name="T5_136">-</text:span><text:span text:style-name="T5_137">detektywa</text:span><text:span text:style-name="T5_138"><text:s/></text:span><text:span text:style-name="T5_139">jest</text:span><text:span text:style-name="T5_140"><text:s/></text:span><text:span text:style-name="T5_141">nieco</text:span><text:span text:style-name="T5_142"><text:s/></text:span><text:span text:style-name="T5_143">z</text:span><text:span text:style-name="T5_144"><text:s/></text:span><text:span text:style-name="T5_145">plota</text:span><text:span text:style-name="T5_146"><text:s/></text:span><text:span text:style-name="T5_147">wzięta</text:span><text:span text:style-name="T5_148"><text:s/>–<text:s/></text:span><text:span text:style-name="T5_149">nie</text:span><text:span text:style-name="T5_150"><text:s/></text:span><text:span text:style-name="T5_151">licząc</text:span><text:span text:style-name="T5_152"><text:s/></text:span><text:span text:style-name="T5_153">zwracania</text:span><text:span text:style-name="T5_154"><text:s/></text:span><text:span text:style-name="T5_155">uwagi</text:span><text:span text:style-name="T5_156"><text:s/></text:span><text:span text:style-name="T5_157">na</text:span><text:span text:style-name="T5_158"><text:s/></text:span><text:span text:style-name="T5_159">szczegóły</text:span><text:span text:style-name="T5_160">,<text:s/></text:span><text:span text:style-name="T5_161">krawcowa</text:span><text:span text:style-name="T5_162"><text:s/></text:span><text:span text:style-name="T5_163">raczej</text:span><text:span text:style-name="T5_164"><text:s/></text:span><text:span text:style-name="T5_165">nie</text:span><text:span text:style-name="T5_166"><text:s/></text:span><text:span text:style-name="T5_167">wykazywała</text:span><text:span text:style-name="T5_168"><text:s/></text:span><text:span text:style-name="T5_169">się</text:span><text:span text:style-name="T5_170"><text:s/></text:span><text:span text:style-name="T5_171">w</text:span><text:span text:style-name="T5_172"><text:s/></text:span><text:span text:style-name="T5_173">poprzednich</text:span><text:span text:style-name="T5_174"><text:s/></text:span><text:span text:style-name="T5_175">odcinkach</text:span><text:span text:style-name="T5_176"><text:s/></text:span><text:span text:style-name="T5_177">jakąś</text:span><text:span text:style-name="T5_178"><text:s/></text:span><text:span text:style-name="T5_179">nadzwyczajną</text:span><text:span text:style-name="T5_180"><text:s/></text:span><text:span text:style-name="T5_181">zdolnością</text:span><text:span text:style-name="T5_182"><text:s/></text:span><text:span text:style-name="T5_183">dedukcji</text:span><text:span text:style-name="T5_184"><text:s/></text:span><text:span text:style-name="T5_185">czy</text:span><text:span text:style-name="T5_186"><text:s/></text:span><text:span text:style-name="T5_187">kojarzenia</text:span><text:span text:style-name="T5_188"><text:s/></text:span><text:span text:style-name="T5_189">faktów</text:span><text:span text:style-name="T5_190">.<text:s/></text:span><text:span text:style-name="T5_191">Mimo</text:span><text:span text:style-name="T5_192"><text:s/></text:span><text:span text:style-name="T5_193">to</text:span><text:span text:style-name="T5_194"><text:s/></text:span><text:span text:style-name="T5_195">daję</text:span><text:span text:style-name="T5_196"><text:s/></text:span><text:span text:style-name="T5_197">solidne</text:span><text:span text:style-name="T5_198"><text:s/>8/10.</text:span></text:p>
      <text:p text:style-name="P6"/>
      <text:p text:style-name="P7"><text:span text:style-name="T7_1">Cahan</text:span></text:p>
      <text:p text:style-name="P8"><text:span text:style-name="T8_1">No</text:span><text:span text:style-name="T8_2">!<text:s/></text:span><text:span text:style-name="T8_3">To</text:span><text:span text:style-name="T8_4"><text:s/></text:span><text:span text:style-name="T8_5">był</text:span><text:span text:style-name="T8_6"><text:s/></text:span><text:span text:style-name="T8_7">dobry</text:span><text:span text:style-name="T8_8"><text:s/></text:span><text:span text:style-name="T8_9">odcinek</text:span><text:span text:style-name="T8_10">.<text:s/></text:span><text:span text:style-name="T8_11">W</text:span><text:span text:style-name="T8_12"><text:s/></text:span><text:span text:style-name="T8_13">sumie</text:span><text:span text:style-name="T8_14"><text:s/></text:span><text:span text:style-name="T8_15">wszystkie</text:span><text:span text:style-name="T8_16"><text:s/></text:span><text:span text:style-name="T8_17">momenty</text:span><text:span text:style-name="T8_18"><text:s/></text:span><text:span text:style-name="T8_19">skupione</text:span><text:span text:style-name="T8_20"><text:s/></text:span><text:span text:style-name="T8_21">na</text:span><text:span text:style-name="T8_22"><text:s/></text:span><text:span text:style-name="T8_23">Rarity</text:span><text:span text:style-name="T8_24"><text:s/></text:span><text:span text:style-name="T8_25">są</text:span><text:span text:style-name="T8_26"><text:s/></text:span><text:span text:style-name="T8_27">świetne</text:span><text:span text:style-name="T8_28">.<text:s/></text:span><text:span text:style-name="T8_29">Na</text:span><text:span text:style-name="T8_30"><text:s/></text:span><text:span text:style-name="T8_31">ogromny</text:span><text:span text:style-name="T8_32"><text:s/></text:span><text:span text:style-name="T8_33">plus</text:span><text:span text:style-name="T8_34"><text:s/></text:span><text:span text:style-name="T8_35">nawiązanie</text:span><text:span text:style-name="T8_36"><text:s/></text:span><text:span text:style-name="T8_37">do</text:span><text:span text:style-name="T8_38"><text:s/></text:span><text:span text:style-name="T8_39">odcinka</text:span><text:span text:style-name="T8_40"><text:s/>14.<text:s/></text:span><text:span text:style-name="T8_41">Miło</text:span><text:span text:style-name="T8_42">,<text:s/></text:span><text:span text:style-name="T8_43">że</text:span><text:span text:style-name="T8_44"><text:s/></text:span><text:span text:style-name="T8_45">twórcy</text:span><text:span text:style-name="T8_46"><text:s/></text:span><text:span text:style-name="T8_47">nie</text:span><text:span text:style-name="T8_48"><text:s/></text:span><text:span text:style-name="T8_49">zapomnieli</text:span><text:span text:style-name="T8_50"><text:s/></text:span><text:span text:style-name="T8_51">o</text:span><text:span text:style-name="T8_52"><text:s/></text:span><text:span text:style-name="T8_53">Sassy</text:span><text:span text:style-name="T8_54"><text:s/></text:span><text:span text:style-name="T8_55">i</text:span><text:span text:style-name="T8_56"><text:s/></text:span><text:span text:style-name="T8_57">canterlockim</text:span><text:span text:style-name="T8_58"><text:s/></text:span><text:span text:style-name="T8_59">butiku</text:span><text:span text:style-name="T8_60">,<text:s/></text:span><text:span text:style-name="T8_61">a</text:span><text:span text:style-name="T8_62"><text:s/></text:span><text:span text:style-name="T8_63">także</text:span><text:span text:style-name="T8_64"><text:s/></text:span><text:span text:style-name="T8_65">o</text:span><text:span text:style-name="T8_66"><text:s/></text:span><text:span text:style-name="T8_67">tym</text:span><text:span text:style-name="T8_68">,<text:s/></text:span><text:span text:style-name="T8_69">że</text:span><text:span text:style-name="T8_70"><text:s/></text:span><text:span text:style-name="T8_71">Dash</text:span><text:span text:style-name="T8_72"><text:s/></text:span><text:span text:style-name="T8_73">jest</text:span><text:span text:style-name="T8_74"><text:s/></text:span><text:span text:style-name="T8_75">Wonderboltsem</text:span><text:span text:style-name="T8_76">.<text:s/></text:span><text:span text:style-name="T8_77">Uważam</text:span><text:span text:style-name="T8_78"><text:s/></text:span><text:span text:style-name="T8_79">też</text:span><text:span text:style-name="T8_80">,<text:s/></text:span><text:span text:style-name="T8_81">że</text:span><text:span text:style-name="T8_82"><text:s/></text:span><text:span text:style-name="T8_83">biała</text:span><text:span text:style-name="T8_84"><text:s/></text:span><text:span text:style-name="T8_85">jednorożec</text:span><text:span text:style-name="T8_86"><text:s/></text:span><text:span text:style-name="T8_87">jest</text:span><text:span text:style-name="T8_88"><text:s/></text:span><text:span text:style-name="T8_89">dużo</text:span><text:span text:style-name="T8_90"><text:s/></text:span><text:span text:style-name="T8_91">lepszym</text:span><text:span text:style-name="T8_92"><text:s/></text:span><text:span text:style-name="T8_93">detektywem</text:span><text:span text:style-name="T8_94"><text:s/></text:span><text:span text:style-name="T8_95">od</text:span><text:span text:style-name="T8_96"><text:s/></text:span><text:span text:style-name="T8_97">Twi</text:span><text:span text:style-name="T8_98">,<text:s/></text:span><text:span text:style-name="T8_99">zaś</text:span><text:span text:style-name="T8_100"><text:s/></text:span><text:span text:style-name="T8_101">całość</text:span><text:span text:style-name="T8_102"><text:s/></text:span><text:span text:style-name="T8_103">przywodziła</text:span><text:span text:style-name="T8_104"><text:s/></text:span><text:span text:style-name="T8_105">na</text:span><text:span text:style-name="T8_106"><text:s/></text:span><text:span text:style-name="T8_107">myśl</text:span><text:span text:style-name="T8_108"><text:s/></text:span><text:span text:style-name="T8_109">całkiem</text:span><text:span text:style-name="T8_110"><text:s/></text:span><text:span text:style-name="T8_111">fajny</text:span><text:span text:style-name="T8_112"><text:s/></text:span><text:span text:style-name="T8_113">film</text:span><text:span text:style-name="T8_114">,<text:s/></text:span><text:span text:style-name="T8_115">a</text:span><text:span text:style-name="T8_116"><text:s/></text:span><text:span text:style-name="T8_117">mianowicie</text:span><text:span text:style-name="T8_118"><text:s/>“</text:span><text:span text:style-name="T8_119">Legalną</text:span><text:span text:style-name="T8_120"><text:s/></text:span><text:span text:style-name="T8_121">Blondynkę</text:span><text:span text:style-name="T8_122">”.<text:s/></text:span><text:span text:style-name="T8_123">Samą</text:span><text:span text:style-name="T8_124"><text:s/></text:span><text:span text:style-name="T8_125">zagadkę</text:span><text:span text:style-name="T8_126"><text:s/></text:span><text:span text:style-name="T8_127">oceniam</text:span><text:span text:style-name="T8_128"><text:s/></text:span><text:span text:style-name="T8_129">nieźle</text:span><text:span text:style-name="T8_130">.<text:s/></text:span><text:span text:style-name="T8_131">Nie</text:span><text:span text:style-name="T8_132"><text:s/></text:span><text:span text:style-name="T8_133">była</text:span><text:span text:style-name="T8_134"><text:s/></text:span><text:span text:style-name="T8_135">dziecinnie</text:span><text:span text:style-name="T8_136"><text:s/></text:span><text:span text:style-name="T8_137">prosta</text:span><text:span text:style-name="T8_138"><text:s/></text:span><text:span text:style-name="T8_139">ani</text:span><text:span text:style-name="T8_140"><text:s/></text:span><text:span text:style-name="T8_141">też</text:span><text:span text:style-name="T8_142"><text:s/></text:span><text:span text:style-name="T8_143">cholernie</text:span><text:span text:style-name="T8_144"><text:s/></text:span><text:span text:style-name="T8_145">trudna</text:span><text:span text:style-name="T8_146">.<text:s/></text:span><text:span text:style-name="T8_147">Odpowiednia</text:span><text:span text:style-name="T8_148"><text:s/></text:span><text:span text:style-name="T8_149">dla</text:span><text:span text:style-name="T8_150"><text:s/></text:span><text:span text:style-name="T8_151">targetu</text:span><text:span text:style-name="T8_152"><text:s/></text:span><text:span text:style-name="T8_153">oraz</text:span><text:span text:style-name="T8_154"><text:s/></text:span><text:span text:style-name="T8_155">dla</text:span><text:span text:style-name="T8_156"><text:s/></text:span><text:span text:style-name="T8_157">bronies</text:span><text:span text:style-name="T8_158">.<text:s/></text:span><text:span text:style-name="T8_159">Od</text:span><text:span text:style-name="T8_160"><text:s/></text:span><text:span text:style-name="T8_161">początku</text:span><text:span text:style-name="T8_162"><text:s/></text:span><text:span text:style-name="T8_163">było</text:span><text:span text:style-name="T8_164"><text:s/></text:span><text:span text:style-name="T8_165">widać</text:span><text:span text:style-name="T8_166">,<text:s/></text:span><text:span text:style-name="T8_167">że</text:span><text:span text:style-name="T8_168"><text:s/></text:span><text:span text:style-name="T8_169">ktoś</text:span><text:span text:style-name="T8_170"><text:s/></text:span><text:span text:style-name="T8_171">wrabia</text:span><text:span text:style-name="T8_172"><text:s/></text:span><text:span text:style-name="T8_173">Dash</text:span><text:span text:style-name="T8_174">,<text:s/></text:span><text:span text:style-name="T8_175">pozostawało</text:span><text:span text:style-name="T8_176"><text:s/></text:span><text:span text:style-name="T8_177">pytanie</text:span><text:span text:style-name="T8_178"><text:s/>–<text:s/></text:span><text:span text:style-name="T8_179">kto</text:span><text:span text:style-name="T8_180">.<text:s/></text:span><text:span text:style-name="T8_181">Fajnie</text:span><text:span text:style-name="T8_182"><text:s/></text:span><text:span text:style-name="T8_183">też</text:span><text:span text:style-name="T8_184">,<text:s/></text:span><text:span text:style-name="T8_185">że</text:span><text:span text:style-name="T8_186"><text:s/></text:span><text:span text:style-name="T8_187">gwardziści</text:span><text:span text:style-name="T8_188"><text:s/></text:span><text:span text:style-name="T8_189">zaczęli</text:span><text:span text:style-name="T8_190"><text:s/></text:span><text:span text:style-name="T8_191">różnić</text:span><text:span text:style-name="T8_192"><text:s/></text:span><text:span text:style-name="T8_193">się</text:span><text:span text:style-name="T8_194"><text:s/></text:span><text:span text:style-name="T8_195">wyglądem</text:span><text:span text:style-name="T8_196">.<text:s/></text:span><text:span text:style-name="T8_197">Poprzedni</text:span><text:span text:style-name="T8_198"><text:s/></text:span><text:span text:style-name="T8_199">stan</text:span><text:span text:style-name="T8_200"><text:s/></text:span><text:span text:style-name="T8_201">rzeczy</text:span><text:span text:style-name="T8_202"><text:s/></text:span><text:span text:style-name="T8_203">to</text:span><text:span text:style-name="T8_204"><text:s/></text:span><text:span text:style-name="T8_205">były</text:span><text:span text:style-name="T8_206"><text:s/></text:span><text:span text:style-name="T8_207">pewnie</text:span><text:span text:style-name="T8_208"><text:s/></text:span><text:span text:style-name="T8_209">cięcia</text:span><text:span text:style-name="T8_210"><text:s/></text:span><text:span text:style-name="T8_211">budżetowe</text:span><text:span text:style-name="T8_212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